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798cm"/>
    </style:style>
    <style:style style:name="Tabela1.B" style:family="table-column">
      <style:table-column-properties style:column-width="14.21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weight="normal" officeooo:rsid="000dd01c" officeooo:paragraph-rsid="000dd01c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rsid="000f42f0" officeooo:paragraph-rsid="000f42f0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weight="normal" officeooo:rsid="000d9232" officeooo:paragraph-rsid="000d9232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weight="normal" officeooo:rsid="000f42f0" officeooo:paragraph-rsid="000f42f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weight="bold" officeooo:rsid="000d9232" officeooo:paragraph-rsid="000d9232" style:font-weight-asian="bold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erif" fo:font-weight="normal" officeooo:rsid="000dd01c" officeooo:paragraph-rsid="000dd01c" style:font-weight-asian="normal" style:font-weight-complex="normal"/>
    </style:style>
    <style:style style:name="P11" style:family="paragraph" style:parent-style-name="Table_20_Contents" style:list-style-name="L2">
      <style:paragraph-properties fo:text-align="start" style:justify-single-word="false"/>
      <style:text-properties style:font-name="Liberation Serif" fo:font-weight="normal" officeooo:rsid="000f42f0" officeooo:paragraph-rsid="000f42f0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weight="bold" officeooo:rsid="00129735" officeooo:paragraph-rsid="00129735" style:font-weight-asian="bold" style:font-weight-complex="bold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00dd01c" officeooo:paragraph-rsid="000dd01c"/>
    </style:style>
    <style:style style:name="T1" style:family="text">
      <style:text-properties officeooo:rsid="000dd01c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dd01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Horário</text:p>
          </table:table-cell>
          <table:table-cell table:style-name="Tabela1.B1" office:value-type="string">
            <text:p text:style-name="P9">Cronograma “Dia da Informática” Dia 22 de Agosto de 2019</text:p>
          </table:table-cell>
        </table:table-row>
        <table:table-row>
          <table:table-cell table:style-name="Tabela1.A2" office:value-type="string">
            <text:p text:style-name="P4">08:00 às 09:00</text:p>
          </table:table-cell>
          <table:table-cell table:style-name="Tabela1.B2" office:value-type="string">
            <text:p text:style-name="P7">Credenciamento</text:p>
          </table:table-cell>
        </table:table-row>
        <table:table-row>
          <table:table-cell table:style-name="Tabela1.A2" office:value-type="string">
            <text:p text:style-name="P4">09:05 às 09:20</text:p>
          </table:table-cell>
          <table:table-cell table:style-name="Tabela1.B2" office:value-type="string">
            <text:p text:style-name="P7">Breve apresentação do instituto e da equipe organizadora.</text:p>
          </table:table-cell>
        </table:table-row>
        <table:table-row>
          <table:table-cell table:style-name="Tabela1.A2" office:value-type="string">
            <text:p text:style-name="P4">09:20 às 09:50</text:p>
          </table:table-cell>
          <table:table-cell table:style-name="Tabela1.B2" office:value-type="string">
            <text:p text:style-name="P7">Palestra “A importância da informática”.</text:p>
          </table:table-cell>
        </table:table-row>
        <table:table-row>
          <table:table-cell table:style-name="Tabela1.A2" office:value-type="string">
            <text:p text:style-name="P4">09:50 às 10:00 </text:p>
          </table:table-cell>
          <table:table-cell table:style-name="Tabela1.B2" office:value-type="string">
            <text:p text:style-name="P7">Intervalo</text:p>
          </table:table-cell>
        </table:table-row>
        <table:table-row>
          <table:table-cell table:style-name="Tabela1.A2" office:value-type="string">
            <text:p text:style-name="P4">10:00 às 10:2<text:span text:style-name="T1">0</text:span></text:p>
          </table:table-cell>
          <table:table-cell table:style-name="Tabela1.B2" office:value-type="string">
            <text:p text:style-name="P1">Apresentação do aplicativo (MemorInfração) do aluno Cicero Magalhães</text:p>
          </table:table-cell>
        </table:table-row>
        <table:table-row>
          <table:table-cell table:style-name="Tabela1.B2" table:number-columns-spanned="2" office:value-type="string">
            <text:p text:style-name="P12">10:25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7">Sala de jogos e instalações Software Livre.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9">Descrição dos jogos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5"><text:s/></text:p>
          </table:table-cell>
          <table:covered-table-cell/>
        </table:table-row>
        <table:table-row>
          <table:table-cell table:style-name="Tabela1.A2" office:value-type="string">
            <text:p text:style-name="P4">10:25 às 11:00 </text:p>
          </table:table-cell>
          <table:table-cell table:style-name="Tabela1.B2" office:value-type="string">
            <text:list xml:id="list3402450593" text:style-name="L1">
              <text:list-item>
                <text:p text:style-name="P10">Palestra “A importância do inglês na Informática”.</text:p>
              </text:list-item>
              <text:list-item>
                <text:p text:style-name="P13"><text:span text:style-name="T3">“M</text:span><text:span text:style-name="T2">inicurso de formatação de texto”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4">13:05 às 13:20</text:p>
          </table:table-cell>
          <table:table-cell table:style-name="Tabela1.B2" office:value-type="string">
            <text:p text:style-name="P7">Apresentação da instituição IFCE Campus Acopiara.</text:p>
          </table:table-cell>
        </table:table-row>
        <table:table-row>
          <table:table-cell table:style-name="Tabela1.A2" office:value-type="string">
            <text:p text:style-name="P4">13:20 <text:span text:style-name="T1">às 14:00</text:span></text:p>
          </table:table-cell>
          <table:table-cell table:style-name="Tabela1.B2" office:value-type="string">
            <text:p text:style-name="P7">Mesa redonda sobre “Software Livre”.</text:p>
          </table:table-cell>
        </table:table-row>
        <table:table-row>
          <table:table-cell table:style-name="Tabela1.A2" office:value-type="string">
            <text:p text:style-name="P6">14:05 às 15:00</text:p>
          </table:table-cell>
          <table:table-cell table:style-name="Tabela1.B2" office:value-type="string">
            <text:list xml:id="list3734734856" text:style-name="L2">
              <text:list-item>
                <text:p text:style-name="P11">Palestra “A vantagem do uso de visão computacional”.</text:p>
              </text:list-item>
              <text:list-item>
                <text:p text:style-name="P11">“Minicurso de formatação de texto”.</text:p>
              </text:list-item>
              <text:list-item>
                <text:p text:style-name="P11">“Oficina de programação”.</text:p>
              </text:list-item>
            </text:list>
          </table:table-cell>
        </table:table-row>
        <table:table-row>
          <table:table-cell table:style-name="Tabela1.A2" office:value-type="string">
            <text:p text:style-name="P6">15:00 às 15:10</text:p>
          </table:table-cell>
          <table:table-cell table:style-name="Tabela1.B2" office:value-type="string">
            <text:p text:style-name="P8">Intervalo</text:p>
          </table:table-cell>
        </table:table-row>
        <table:table-row>
          <table:table-cell table:style-name="Tabela1.A2" office:value-type="string">
            <text:p text:style-name="P6">15:10 às 15:20</text:p>
          </table:table-cell>
          <table:table-cell table:style-name="Tabela1.B2" office:value-type="string">
            <text:p text:style-name="P8">Gincana de “conhecimentos gerais da informática”(Ens. Fundamental II)</text:p>
          </table:table-cell>
        </table:table-row>
        <table:table-row>
          <table:table-cell table:style-name="Tabela1.A2" office:value-type="string">
            <text:p text:style-name="P6">15:30 às 16:00</text:p>
          </table:table-cell>
          <table:table-cell table:style-name="Tabela1.B2" office:value-type="string">
            <text:p text:style-name="P8">Gincana de “conhecimentos gerais da informática”(Ens. Médio e Técnico)</text:p>
          </table:table-cell>
        </table:table-row>
        <table:table-row>
          <table:table-cell table:style-name="Tabela1.A2" office:value-type="string">
            <text:p text:style-name="P2">16:10</text:p>
          </table:table-cell>
          <table:table-cell table:style-name="Tabela1.B2" office:value-type="string">
            <text:p text:style-name="P3">Encerramento com entregas de premiaçõ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3:43:02.582000000</meta:creation-date>
    <dc:date>2019-08-28T14:25:55.484000000</dc:date>
    <meta:editing-duration>PT1H38M33S</meta:editing-duration>
    <meta:editing-cycles>2</meta:editing-cycles>
    <meta:generator>LibreOffice/5.3.7.2$Windows_X86_64 LibreOffice_project/6b8ed514a9f8b44d37a1b96673cbbdd077e24059</meta:generator>
    <meta:document-statistic meta:table-count="1" meta:image-count="0" meta:object-count="0" meta:page-count="1" meta:paragraph-count="35" meta:word-count="149" meta:character-count="968" meta:non-whitespace-character-count="855"/>
  </office:meta>
</office:document-meta>
</file>